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3.115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2.877cm"/>
    </style:style>
    <style:style style:name="co12" style:family="table-column">
      <style:table-column-properties fo:break-before="auto" style:column-width="3.069cm"/>
    </style:style>
    <style:style style:name="co13" style:family="table-column">
      <style:table-column-properties fo:break-before="auto" style:column-width="2.07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815cm"/>
    </style:style>
    <style:style style:name="co17" style:family="table-column">
      <style:table-column-properties fo:break-before="auto" style:column-width="2.73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color="#1a1a1a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5" style:family="table-cell" style:parent-style-name="Default">
      <style:text-properties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3" table:default-cell-style-name="Default"/>
        <table:table-column table:style-name="co15" table:default-cell-style-name="ce4"/>
        <table:table-column table:style-name="co16" table:default-cell-style-name="ce5"/>
        <table:table-column table:style-name="co17" table:default-cell-style-name="ce5"/>
        <table:table-row table:style-name="ro1">
          <table:table-cell table:style-name="ce1" office:value-type="string" table:number-columns-spanned="2" table:number-rows-spanned="1">
            <text:p>Simulazione</text:p>
          </table:table-cell>
          <table:covered-table-cell table:style-name="ce2"/>
          <table:table-cell table:style-name="ce2" table:number-columns-repeated="11"/>
          <table:table-cell table:number-columns-repeated="13"/>
          <table:table-cell table:style-name="Default" table:number-columns-repeated="3"/>
        </table:table-row>
        <table:table-row table:style-name="ro1">
          <table:table-cell table:style-name="ce2" office:value-type="string">
            <text:p>FG.rngSeed</text:p>
          </table:table-cell>
          <table:table-cell table:style-name="ce2" office:value-type="string">
            <text:p>MM.rngSeed</text:p>
          </table:table-cell>
          <table:table-cell table:style-name="ce2" office:value-type="string">
            <text:p>DelType</text:p>
          </table:table-cell>
          <table:table-cell table:style-name="ce2" office:value-type="string">
            <text:p>DFS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Deleghe</text:p>
          </table:table-cell>
          <table:table-cell table:style-name="ce2" office:value-type="string">
            <text:p>PendingDownCompletati</text:p>
          </table:table-cell>
          <table:table-cell table:style-name="ce2" office:value-type="string">
            <text:p>PendingDownScaduti</text:p>
          </table:table-cell>
          <table:table-cell table:style-name="ce2" office:value-type="string">
            <text:p>DownFWDScaduti</text:p>
          </table:table-cell>
          <table:table-cell table:style-name="ce2" office:value-type="string">
            <text:p>DownFWDTornati</text:p>
          </table:table-cell>
          <table:table-cell table:style-name="ce2" office:value-type="string">
            <text:p>VF Soddisfatto</text:p>
          </table:table-cell>
          <table:table-cell table:style-name="ce2" office:value-type="string">
            <text:p>TempoSimulato</text:p>
          </table:table-cell>
          <table:table-cell table:style-name="ce2" office:value-type="string">
            <text:p>Durata</text:p>
          </table:table-cell>
          <table:table-cell table:number-columns-repeated="13"/>
          <table:table-cell table:style-name="Default" office:value-type="string">
            <text:p>DATA delega 1</text:p>
          </table:table-cell>
          <table:table-cell table:style-name="Default" office:value-type="string">
            <text:p>DATA delega 0</text:p>
          </table:table-cell>
          <table:table-cell table:style-name="Default" office:value-type="string">
            <text:p>DATA delega 2</text:p>
          </table:table-cell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,00</text:p>
          </table:table-cell>
          <table:table-cell office:value-type="float" office:value="2054.23">
            <text:p>2054,23</text:p>
          </table:table-cell>
          <table:table-cell table:number-columns-repeated="13"/>
          <table:table-cell table:formula="of:=IF(([.C3]=1);[.E3];&quot;&quot;)">
            <text:p/>
          </table:table-cell>
          <table:table-cell table:formula="of:=IF([.C3]=0;[.E3];&quot;&quot;)" office:value-type="float" office:value="3625002">
            <text:p>3625002</text:p>
          </table:table-cell>
          <table:table-cell table:formula="of:=IF([.C3]=2;[.E3];&quot;&quot;)">
            <text:p/>
          </table:table-cell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72.15">
            <text:p>4772,15</text:p>
          </table:table-cell>
          <table:table-cell table:number-columns-repeated="13"/>
          <table:table-cell table:formula="of:=IF([.C4]=1;[.E4];&quot;&quot;)" office:value-type="float" office:value="56375001">
            <text:p>56375001</text:p>
          </table:table-cell>
          <table:table-cell table:formula="of:=IF([.C4]=0;[.E4];&quot;&quot;)">
            <text:p/>
          </table:table-cell>
          <table:table-cell table:formula="of:=IF([.C4]=2;[.E4];&quot;&quot;)">
            <text:p/>
          </table:table-cell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21"/>
          <table:table-cell table:formula="of:=IF([.C5]=1;[.E5];&quot;&quot;)" office:value-type="float" office:value="7625003">
            <text:p>7625003</text:p>
          </table:table-cell>
          <table:table-cell table:formula="of:=IF([.C5]=0;[.E5];&quot;&quot;)">
            <text:p/>
          </table:table-cell>
          <table:table-cell table:formula="of:=IF([.C5]=2;[.E5];&quot;&quot;)">
            <text:p/>
          </table:table-cell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83.33">
            <text:p>4783,33</text:p>
          </table:table-cell>
          <table:table-cell table:number-columns-repeated="13"/>
          <table:table-cell table:formula="of:=IF([.C6]=1;[.E6];&quot;&quot;)" office:value-type="float" office:value="65487223">
            <text:p>65487223</text:p>
          </table:table-cell>
          <table:table-cell table:formula="of:=IF([.C6]=0;[.E6];&quot;&quot;)">
            <text:p/>
          </table:table-cell>
          <table:table-cell table:formula="of:=IF([.C6]=2;[.E6];&quot;&quot;)">
            <text:p/>
          </table:table-cell>
        </table:table-row>
        <table:table-row table:style-name="ro1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5"/>
          <table:table-cell office:value-type="float" office:value="85880">
            <text:p>85880,00</text:p>
          </table:table-cell>
          <table:table-cell/>
          <table:table-cell office:value-type="float" office:value="875.62">
            <text:p>875,62</text:p>
          </table:table-cell>
          <table:table-cell table:number-columns-repeated="13"/>
          <table:table-cell table:formula="of:=IF([.C7]=1;[.E7];&quot;&quot;)">
            <text:p/>
          </table:table-cell>
          <table:table-cell table:formula="of:=IF([.C7]=0;[.E7];&quot;&quot;)">
            <text:p/>
          </table:table-cell>
          <table:table-cell table:formula="of:=IF([.C7]=2;[.E7];&quot;&quot;)" office:value-type="float" office:value="7625003">
            <text:p>7625003</text:p>
          </table:table-cell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,00</text:p>
          </table:table-cell>
          <table:table-cell office:value-type="float" office:value="3780.22">
            <text:p>3780,22</text:p>
          </table:table-cell>
          <table:table-cell table:number-columns-repeated="13"/>
          <table:table-cell table:formula="of:=IF([.C8]=1;[.E8];&quot;&quot;)">
            <text:p/>
          </table:table-cell>
          <table:table-cell table:formula="of:=IF([.C8]=0;[.E8];&quot;&quot;)" office:value-type="float" office:value="3750007">
            <text:p>3750007</text:p>
          </table:table-cell>
          <table:table-cell table:formula="of:=IF([.C8]=2;[.E8];&quot;&quot;)">
            <text:p/>
          </table:table-cell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2.89">
            <text:p>5662,89</text:p>
          </table:table-cell>
          <table:table-cell table:number-columns-repeated="13"/>
          <table:table-cell table:formula="of:=IF([.C9]=1;[.E9];&quot;&quot;)" office:value-type="float" office:value="60750019">
            <text:p>60750019</text:p>
          </table:table-cell>
          <table:table-cell table:formula="of:=IF([.C9]=0;[.E9];&quot;&quot;)">
            <text:p/>
          </table:table-cell>
          <table:table-cell table:formula="of:=IF([.C9]=2;[.E9];&quot;&quot;)">
            <text:p/>
          </table:table-cell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6.43">
            <text:p>5666,43</text:p>
          </table:table-cell>
          <table:table-cell table:number-columns-repeated="13"/>
          <table:table-cell table:formula="of:=IF([.C10]=1;[.E10];&quot;&quot;)" office:value-type="float" office:value="60625025">
            <text:p>60625025</text:p>
          </table:table-cell>
          <table:table-cell table:formula="of:=IF([.C10]=0;[.E10];&quot;&quot;)">
            <text:p/>
          </table:table-cell>
          <table:table-cell table:formula="of:=IF([.C10]=2;[.E10];&quot;&quot;)">
            <text:p/>
          </table:table-cell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1"/>
          <table:table-cell table:formula="of:=IF([.C11]=1;[.E11];&quot;&quot;)" office:value-type="float" office:value="0">
            <text:p>0</text:p>
          </table:table-cell>
          <table:table-cell table:formula="of:=IF([.C11]=0;[.E11];&quot;&quot;)">
            <text:p/>
          </table:table-cell>
          <table:table-cell table:formula="of:=IF([.C11]=2;[.E11];&quot;&quot;)">
            <text:p/>
          </table:table-cell>
        </table:table-row>
        <table:table-row table:style-name="ro1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1"/>
          <table:table-cell table:formula="of:=IF([.C12]=1;[.E12];&quot;&quot;)">
            <text:p/>
          </table:table-cell>
          <table:table-cell table:formula="of:=IF([.C12]=0;[.E12];&quot;&quot;)">
            <text:p/>
          </table:table-cell>
          <table:table-cell table:formula="of:=IF([.C12]=2;[.E12];&quot;&quot;)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1"/>
          <table:table-cell table:formula="of:=IF([.C13]=1;[.E13];&quot;&quot;)">
            <text:p/>
          </table:table-cell>
          <table:table-cell table:formula="of:=IF([.C13]=0;[.E13];&quot;&quot;)" office:value-type="float" office:value="0">
            <text:p>0</text:p>
          </table:table-cell>
          <table:table-cell table:formula="of:=IF([.C13]=2;[.E13];&quot;&quot;)">
            <text:p/>
          </table:table-cell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1"/>
          <table:table-cell table:formula="of:=IF([.C14]=1;[.E14];&quot;&quot;)" office:value-type="float" office:value="0">
            <text:p>0</text:p>
          </table:table-cell>
          <table:table-cell table:formula="of:=IF([.C14]=0;[.E14];&quot;&quot;)">
            <text:p/>
          </table:table-cell>
          <table:table-cell table:formula="of:=IF([.C14]=2;[.E14];&quot;&quot;)">
            <text:p/>
          </table:table-cell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1"/>
          <table:table-cell table:formula="of:=IF([.C15]=1;[.E15];&quot;&quot;)">
            <text:p/>
          </table:table-cell>
          <table:table-cell table:formula="of:=IF([.C15]=0;[.E15];&quot;&quot;)">
            <text:p/>
          </table:table-cell>
          <table:table-cell table:formula="of:=IF([.C15]=2;[.E15];&quot;&quot;)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250005">
            <text:p>4825000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370">
            <text:p>36370,00</text:p>
          </table:table-cell>
          <table:table-cell office:value-type="float" office:value="184108">
            <text:p>184108,00</text:p>
          </table:table-cell>
          <table:table-cell office:value-type="float" office:value="1976.09">
            <text:p>1976,09</text:p>
          </table:table-cell>
          <table:table-cell table:number-columns-repeated="13"/>
          <table:table-cell table:formula="of:=IF([.C16]=1;[.E16];&quot;&quot;)" office:value-type="float" office:value="48250005">
            <text:p>48250005</text:p>
          </table:table-cell>
          <table:table-cell table:formula="of:=IF([.C16]=0;[.E16];&quot;&quot;)">
            <text:p/>
          </table:table-cell>
          <table:table-cell table:formula="of:=IF([.C16]=2;[.E16];&quot;&quot;)">
            <text:p/>
          </table:table-cell>
        </table:table-row>
        <table:table-row table:style-name="ro1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1"/>
          <table:table-cell table:formula="of:=IF([.C17]=1;[.E17];&quot;&quot;)" office:value-type="float" office:value="0">
            <text:p>0</text:p>
          </table:table-cell>
          <table:table-cell table:formula="of:=IF([.C17]=0;[.E17];&quot;&quot;)">
            <text:p/>
          </table:table-cell>
          <table:table-cell table:formula="of:=IF([.C17]=2;[.E17];&quot;&quot;)">
            <text:p/>
          </table:table-cell>
        </table:table-row>
        <table:table-row table:style-name="ro1">
          <table:table-cell table:number-columns-repeated="2" office:value-type="float" office:value="301264580">
            <text:p>3012645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160.5">
            <text:p>100160,50</text:p>
          </table:table-cell>
          <table:table-cell office:value-type="float" office:value="100161">
            <text:p>100161,00</text:p>
          </table:table-cell>
          <table:table-cell office:value-type="float" office:value="1217.32">
            <text:p>1217,32</text:p>
          </table:table-cell>
          <table:table-cell table:number-columns-repeated="13"/>
          <table:table-cell table:formula="of:=IF([.C18]=1;[.E18];&quot;&quot;)">
            <text:p/>
          </table:table-cell>
          <table:table-cell table:formula="of:=IF([.C18]=0;[.E18];&quot;&quot;)" office:value-type="float" office:value="3000000">
            <text:p>3000000</text:p>
          </table:table-cell>
          <table:table-cell table:formula="of:=IF([.C18]=2;[.E18];&quot;&quot;)">
            <text:p/>
          </table:table-cell>
        </table:table-row>
        <table:table-row table:style-name="ro1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6.92">
            <text:p>216,92</text:p>
          </table:table-cell>
          <table:table-cell table:number-columns-repeated="13"/>
          <table:table-cell table:formula="of:=IF([.C19]=1;[.E19];&quot;&quot;)" office:value-type="float" office:value="9000000">
            <text:p>9000000</text:p>
          </table:table-cell>
          <table:table-cell table:formula="of:=IF([.C19]=0;[.E19];&quot;&quot;)">
            <text:p/>
          </table:table-cell>
          <table:table-cell table:formula="of:=IF([.C19]=2;[.E19];&quot;&quot;)">
            <text:p/>
          </table:table-cell>
        </table:table-row>
        <table:table-row table:style-name="ro1">
          <table:table-cell table:number-columns-repeated="2" office:value-type="float" office:value="301264580">
            <text:p>30126458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5.68">
            <text:p>205,68</text:p>
          </table:table-cell>
          <table:table-cell table:number-columns-repeated="13"/>
          <table:table-cell table:formula="of:=IF([.C20]=1;[.E20];&quot;&quot;)" office:value-type="float" office:value="9000000">
            <text:p>9000000</text:p>
          </table:table-cell>
          <table:table-cell table:formula="of:=IF([.C20]=0;[.E20];&quot;&quot;)">
            <text:p/>
          </table:table-cell>
          <table:table-cell table:formula="of:=IF([.C20]=2;[.E20];&quot;&quot;)">
            <text:p/>
          </table:table-cell>
        </table:table-row>
        <table:table-row table:style-name="ro1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2.61">
            <text:p>212,61</text:p>
          </table:table-cell>
          <table:table-cell table:number-columns-repeated="13"/>
          <table:table-cell table:formula="of:=IF([.C21]=1;[.E21];&quot;&quot;)" office:value-type="float" office:value="9000000">
            <text:p>9000000</text:p>
          </table:table-cell>
          <table:table-cell table:formula="of:=IF([.C21]=0;[.E21];&quot;&quot;)">
            <text:p/>
          </table:table-cell>
          <table:table-cell table:formula="of:=IF([.C21]=2;[.E21];&quot;&quot;)">
            <text:p/>
          </table:table-cell>
        </table:table-row>
        <table:table-row table:style-name="ro1">
          <table:table-cell table:number-columns-repeated="2" office:value-type="float" office:value="301264580">
            <text:p>301264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25001">
            <text:p>912500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8.53">
            <text:p>208,53</text:p>
          </table:table-cell>
          <table:table-cell table:number-columns-repeated="13"/>
          <table:table-cell table:formula="of:=IF([.C22]=1;[.E22];&quot;&quot;)">
            <text:p/>
          </table:table-cell>
          <table:table-cell table:formula="of:=IF([.C22]=0;[.E22];&quot;&quot;)">
            <text:p/>
          </table:table-cell>
          <table:table-cell table:formula="of:=IF([.C22]=2;[.E22];&quot;&quot;)" office:value-type="float" office:value="9125001">
            <text:p>9125001</text:p>
          </table:table-cell>
        </table:table-row>
        <table:table-row table:style-name="ro1">
          <table:table-cell table:number-columns-repeated="2" office:value-type="float" office:value="1701937813">
            <text:p>17019378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94657">
            <text:p>194657,00</text:p>
          </table:table-cell>
          <table:table-cell office:value-type="float" office:value="3059.57">
            <text:p>3059,57</text:p>
          </table:table-cell>
          <table:table-cell table:number-columns-repeated="13"/>
          <table:table-cell table:formula="of:=IF([.C23]=1;[.E23];&quot;&quot;)">
            <text:p/>
          </table:table-cell>
          <table:table-cell table:formula="of:=IF([.C23]=0;[.E23];&quot;&quot;)" office:value-type="float" office:value="3625002">
            <text:p>3625002</text:p>
          </table:table-cell>
          <table:table-cell table:formula="of:=IF([.C23]=2;[.E23];&quot;&quot;)">
            <text:p/>
          </table:table-cell>
        </table:table-row>
        <table:table-row table:style-name="ro1">
          <table:table-cell table:number-columns-repeated="2" office:value-type="float" office:value="1701937813">
            <text:p>1701937813</text:p>
          </table:table-cell>
          <table:table-cell table:number-columns-repeated="2" office:value-type="float" office:value="1">
            <text:p>1</text:p>
          </table:table-cell>
          <table:table-cell office:value-type="float" office:value="18375020">
            <text:p>183750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83.19">
            <text:p>3483,19</text:p>
          </table:table-cell>
          <table:table-cell table:number-columns-repeated="13"/>
          <table:table-cell table:formula="of:=IF([.C24]=1;[.E24];&quot;&quot;)" office:value-type="float" office:value="18375020">
            <text:p>18375020</text:p>
          </table:table-cell>
          <table:table-cell table:formula="of:=IF([.C24]=0;[.E24];&quot;&quot;)">
            <text:p/>
          </table:table-cell>
          <table:table-cell table:formula="of:=IF([.C24]=2;[.E24];&quot;&quot;)">
            <text:p/>
          </table:table-cell>
        </table:table-row>
        <table:table-row table:style-name="ro1">
          <table:table-cell table:number-columns-repeated="2" office:value-type="float" office:value="1701937813">
            <text:p>1701937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50022">
            <text:p>247500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11938">
            <text:p>211938,00</text:p>
          </table:table-cell>
          <table:table-cell office:value-type="float" office:value="3490.04">
            <text:p>3490,04</text:p>
          </table:table-cell>
          <table:table-cell table:number-columns-repeated="13"/>
          <table:table-cell table:formula="of:=IF([.C25]=1;[.E25];&quot;&quot;)">
            <text:p/>
          </table:table-cell>
          <table:table-cell table:formula="of:=IF([.C25]=0;[.E25];&quot;&quot;)">
            <text:p/>
          </table:table-cell>
          <table:table-cell table:formula="of:=IF([.C25]=2;[.E25];&quot;&quot;)" office:value-type="float" office:value="24750022">
            <text:p>24750022</text:p>
          </table:table-cell>
        </table:table-row>
        <table:table-row table:style-name="ro1">
          <table:table-cell table:number-columns-repeated="2" office:value-type="float" office:value="1701937813">
            <text:p>1701937813</text:p>
          </table:table-cell>
          <table:table-cell/>
          <table:table-cell/>
          <table:table-cell/>
          <table:table-cell table:number-columns-repeated="21"/>
          <table:table-cell table:formula="of:=IF([.C26]=1;[.E26];&quot;&quot;)">
            <text:p/>
          </table:table-cell>
          <table:table-cell table:formula="of:=IF([.C26]=0;[.E26];&quot;&quot;)" office:value-type="float" office:value="0">
            <text:p>0</text:p>
          </table:table-cell>
          <table:table-cell table:formula="of:=IF([.C26]=2;[.E26];&quot;&quot;)">
            <text:p/>
          </table:table-cell>
        </table:table-row>
        <table:table-row table:style-name="ro1">
          <table:table-cell table:number-columns-repeated="2" office:value-type="float" office:value="1701937813">
            <text:p>1701937813</text:p>
          </table:table-cell>
          <table:table-cell/>
          <table:table-cell/>
          <table:table-cell/>
          <table:table-cell table:number-columns-repeated="21"/>
          <table:table-cell table:formula="of:=IF([.C27]=1;[.E27];&quot;&quot;)">
            <text:p/>
          </table:table-cell>
          <table:table-cell table:formula="of:=IF([.C27]=0;[.E27];&quot;&quot;)" office:value-type="float" office:value="0">
            <text:p>0</text:p>
          </table:table-cell>
          <table:table-cell table:formula="of:=IF([.C27]=2;[.E27];&quot;&quot;)">
            <text:p/>
          </table:table-cell>
        </table:table-row>
        <table:table-row table:style-name="ro1">
          <table:table-cell table:number-columns-repeated="2" office:value-type="float" office:value="634729389">
            <text:p>634729389</text:p>
          </table:table-cell>
          <table:table-cell table:number-columns-repeated="2" office:value-type="float" office:value="1">
            <text:p>1</text:p>
          </table:table-cell>
          <table:table-cell office:value-type="float" office:value="26718762">
            <text:p>267187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58.34">
            <text:p>2258,34</text:p>
          </table:table-cell>
          <table:table-cell table:number-columns-repeated="13"/>
          <table:table-cell table:formula="of:=IF([.C28]=1;[.E28];&quot;&quot;)" office:value-type="float" office:value="26718762">
            <text:p>26718762</text:p>
          </table:table-cell>
          <table:table-cell table:formula="of:=IF([.C28]=0;[.E28];&quot;&quot;)">
            <text:p/>
          </table:table-cell>
          <table:table-cell table:formula="of:=IF([.C28]=2;[.E28];&quot;&quot;)">
            <text:p/>
          </table:table-cell>
        </table:table-row>
        <table:table-row table:style-name="ro1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375022">
            <text:p>293750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9">
            <text:p>209409,00</text:p>
          </table:table-cell>
          <table:table-cell office:value-type="float" office:value="2170.11">
            <text:p>2170,11</text:p>
          </table:table-cell>
          <table:table-cell table:number-columns-repeated="13"/>
          <table:table-cell table:formula="of:=IF([.C29]=1;[.E29];&quot;&quot;)" office:value-type="float" office:value="29375022">
            <text:p>29375022</text:p>
          </table:table-cell>
          <table:table-cell table:formula="of:=IF([.C29]=0;[.E29];&quot;&quot;)">
            <text:p/>
          </table:table-cell>
          <table:table-cell table:formula="of:=IF([.C29]=2;[.E29];&quot;&quot;)">
            <text:p/>
          </table:table-cell>
        </table:table-row>
        <table:table-row table:style-name="ro1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720717">
            <text:p>257207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30.27">
            <text:p>2230,27</text:p>
          </table:table-cell>
          <table:table-cell table:number-columns-repeated="13"/>
          <table:table-cell table:formula="of:=IF([.C30]=1;[.E30];&quot;&quot;)" office:value-type="float" office:value="25720717">
            <text:p>25720717</text:p>
          </table:table-cell>
          <table:table-cell table:formula="of:=IF([.C30]=0;[.E30];&quot;&quot;)">
            <text:p/>
          </table:table-cell>
          <table:table-cell table:formula="of:=IF([.C30]=2;[.E30];&quot;&quot;)">
            <text:p/>
          </table:table-cell>
        </table:table-row>
        <table:table-row table:style-name="ro1">
          <table:table-cell table:number-columns-repeated="2" office:value-type="float" office:value="634729389">
            <text:p>6347293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9996">
            <text:p>324999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36823">
            <text:p>136823,00</text:p>
          </table:table-cell>
          <table:table-cell office:value-type="float" office:value="1385.95">
            <text:p>1385,95</text:p>
          </table:table-cell>
          <table:table-cell table:number-columns-repeated="13"/>
          <table:table-cell table:formula="of:=IF([.C31]=1;[.E31];&quot;&quot;)">
            <text:p/>
          </table:table-cell>
          <table:table-cell table:formula="of:=IF([.C31]=0;[.E31];&quot;&quot;)" office:value-type="float" office:value="3249996">
            <text:p>3249996</text:p>
          </table:table-cell>
          <table:table-cell table:formula="of:=IF([.C31]=2;[.E31];&quot;&quot;)">
            <text:p/>
          </table:table-cell>
        </table:table-row>
        <table:table-row table:style-name="ro1">
          <table:table-cell table:number-columns-repeated="2" office:value-type="float" office:value="634729389">
            <text:p>634729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906230">
            <text:p>269062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398">
            <text:p>209398,00</text:p>
          </table:table-cell>
          <table:table-cell office:value-type="float" office:value="2190.15">
            <text:p>2190,15</text:p>
          </table:table-cell>
          <table:table-cell table:number-columns-repeated="13"/>
          <table:table-cell table:formula="of:=IF([.C32]=1;[.E32];&quot;&quot;)">
            <text:p/>
          </table:table-cell>
          <table:table-cell table:formula="of:=IF([.C32]=0;[.E32];&quot;&quot;)">
            <text:p/>
          </table:table-cell>
          <table:table-cell table:formula="of:=IF([.C32]=2;[.E32];&quot;&quot;)" office:value-type="float" office:value="26906230">
            <text:p>26906230</text:p>
          </table:table-cell>
        </table:table-row>
        <table:table-row table:style-name="ro1">
          <table:table-cell table:number-columns-repeated="2"/>
          <table:table-cell/>
          <table:table-cell/>
          <table:table-cell/>
          <table:table-cell table:number-columns-repeated="21"/>
          <table:table-cell table:formula="of:=IF([.C33]=1;[.E33];&quot;&quot;)">
            <text:p/>
          </table:table-cell>
          <table:table-cell table:formula="of:=IF([.C33]=0;[.E33];&quot;&quot;)" office:value-type="float" office:value="0">
            <text:p>0</text:p>
          </table:table-cell>
          <table:table-cell table:formula="of:=IF([.C33]=2;[.E33];&quot;&quot;)">
            <text:p/>
          </table:table-cell>
        </table:table-row>
        <table:table-row table:style-name="ro1">
          <table:table-cell table:number-columns-repeated="26"/>
          <table:table-cell table:formula="of:=IF([.C49]=1;[.E49];&quot;&quot;)">
            <text:p/>
          </table:table-cell>
          <table:table-cell table:formula="of:=IF([.C49]=0;[.E49];&quot;&quot;)">
            <text:p/>
          </table:table-cell>
          <table:table-cell table:formula="of:=IF([.C49]=2;[.E49];&quot;&quot;)">
            <text:p/>
          </table:table-cell>
        </table:table-row>
        <table:table-row table:style-name="ro1">
          <table:table-cell table:number-columns-repeated="26"/>
          <table:table-cell table:formula="of:=IF([.C40]=1;[.E50];&quot;&quot;)">
            <text:p/>
          </table:table-cell>
          <table:table-cell table:formula="of:=IF([.C40]=0;[.E50];&quot;&quot;)">
            <text:p/>
          </table:table-cell>
          <table:table-cell table:formula="of:=IF([.C40]=2;[.E50];&quot;&quot;)">
            <text:p/>
          </table:table-cell>
        </table:table-row>
        <table:table-row table:style-name="ro1">
          <table:table-cell table:number-columns-repeated="26"/>
          <table:table-cell table:formula="of:=IF([.C41]=1;[.E51];&quot;&quot;)">
            <text:p/>
          </table:table-cell>
          <table:table-cell table:formula="of:=IF([.C41]=0;[.E51];&quot;&quot;)">
            <text:p/>
          </table:table-cell>
          <table:table-cell table:formula="of:=IF([.C41]=2;[.E51];&quot;&quot;)">
            <text:p/>
          </table:table-cell>
        </table:table-row>
        <table:table-row table:style-name="ro1">
          <table:table-cell table:number-columns-repeated="26"/>
          <table:table-cell table:formula="of:=IF([.C42]=1;[.E52];&quot;&quot;)">
            <text:p/>
          </table:table-cell>
          <table:table-cell table:formula="of:=IF([.C42]=0;[.E52];&quot;&quot;)">
            <text:p/>
          </table:table-cell>
          <table:table-cell table:formula="of:=IF([.C42]=2;[.E52];&quot;&quot;)">
            <text:p/>
          </table:table-cell>
        </table:table-row>
        <table:table-row table:style-name="ro1">
          <table:table-cell table:number-columns-repeated="26"/>
          <table:table-cell table:formula="of:=IF([.C43]=1;[.E53];&quot;&quot;)">
            <text:p/>
          </table:table-cell>
          <table:table-cell table:formula="of:=IF([.C43]=0;[.E53];&quot;&quot;)">
            <text:p/>
          </table:table-cell>
          <table:table-cell table:formula="of:=IF([.C43]=2;[.E53];&quot;&quot;)">
            <text:p/>
          </table:table-cell>
        </table:table-row>
        <table:table-row table:style-name="ro1">
          <table:table-cell table:number-columns-repeated="26"/>
          <table:table-cell table:formula="of:=IF([.C44]=1;[.E54];&quot;&quot;)">
            <text:p/>
          </table:table-cell>
          <table:table-cell table:formula="of:=IF([.C44]=0;[.E54];&quot;&quot;)">
            <text:p/>
          </table:table-cell>
          <table:table-cell table:formula="of:=IF([.C44]=2;[.E54];&quot;&quot;)">
            <text:p/>
          </table:table-cell>
        </table:table-row>
        <table:table-row table:style-name="ro1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23"/>
          <table:table-cell table:formula="of:=IF([.C45]=1;[.E55];&quot;&quot;)">
            <text:p/>
          </table:table-cell>
          <table:table-cell table:formula="of:=IF([.C45]=0;[.E55];&quot;&quot;)">
            <text:p/>
          </table:table-cell>
          <table:table-cell table:formula="of:=IF([.C45]=2;[.E55];&quot;&quot;)">
            <text:p/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23"/>
          <table:table-cell table:formula="of:=IF([.C46]=1;[.E56];&quot;&quot;)">
            <text:p/>
          </table:table-cell>
          <table:table-cell table:style-name="Default"/>
          <table:table-cell table:formula="of:=IF([.C46]=2;[.E56];&quot;&quot;)">
            <text:p/>
          </table:table-cell>
        </table:table-row>
        <table:table-row table:style-name="ro1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3"/>
          <table:table-cell table:formula="of:=IF([.C47]=1;[.E57];&quot;&quot;)">
            <text:p/>
          </table:table-cell>
          <table:table-cell table:style-name="Default"/>
          <table:table-cell table:formula="of:=IF([.C47]=2;[.E57];&quot;&quot;)">
            <text:p/>
          </table:table-cell>
        </table:table-row>
        <table:table-row table:style-name="ro1">
          <table:table-cell table:number-columns-repeated="2" office:value-type="float" office:value="2030952567">
            <text:p>2030952567</text:p>
          </table:table-cell>
          <table:table-cell office:value-type="string">
            <text:p>Non usa delega</text:p>
          </table:table-cell>
          <table:table-cell table:number-columns-repeated="23"/>
          <table:table-cell table:formula="of:=IF([.C48]=1;[.E58];&quot;&quot;)">
            <text:p/>
          </table:table-cell>
          <table:table-cell table:style-name="Default"/>
          <table:table-cell table:formula="of:=IF([.C48]=2;[.E58];&quot;&quot;)">
            <text:p/>
          </table:table-cell>
        </table:table-row>
        <table:table-row table:style-name="ro1">
          <table:table-cell table:number-columns-repeated="2" office:value-type="float" office:value="372156336">
            <text:p>372156336</text:p>
          </table:table-cell>
          <table:table-cell office:value-type="string">
            <text:p>Non usa delega</text:p>
          </table:table-cell>
          <table:table-cell table:number-columns-repeated="23"/>
          <table:table-cell table:formula="of:=IF([.C49]=1;[.E59];&quot;&quot;)">
            <text:p/>
          </table:table-cell>
          <table:table-cell table:style-name="Default"/>
          <table:table-cell table:formula="of:=IF([.C49]=2;[.E59];&quot;&quot;)">
            <text:p/>
          </table:table-cell>
        </table:table-row>
        <table:table-row table:style-name="ro1">
          <table:table-cell table:number-columns-repeated="2" office:value-type="float" office:value="979545543">
            <text:p>979545543</text:p>
          </table:table-cell>
          <table:table-cell office:value-type="string">
            <text:p>Non usa delega</text:p>
          </table:table-cell>
          <table:table-cell table:number-columns-repeated="23"/>
          <table:table-cell table:formula="of:=IF([.C60]=1;[.E60];&quot;&quot;)">
            <text:p/>
          </table:table-cell>
          <table:table-cell table:style-name="Default"/>
          <table:table-cell table:formula="of:=IF([.C60]=2;[.E60];&quot;&quot;)">
            <text:p/>
          </table:table-cell>
        </table:table-row>
        <table:table-row table:style-name="ro1">
          <table:table-cell table:number-columns-repeated="2" office:value-type="float" office:value="1624537871">
            <text:p>1624537871</text:p>
          </table:table-cell>
          <table:table-cell office:value-type="string">
            <text:p>Non usa delega</text:p>
          </table:table-cell>
          <table:table-cell table:number-columns-repeated="23"/>
          <table:table-cell table:style-name="Default" table:number-columns-repeated="2"/>
          <table:table-cell table:formula="of:=IF([.C61]=2;[.E61];&quot;&quot;)">
            <text:p/>
          </table:table-cell>
        </table:table-row>
        <table:table-row table:style-name="ro1">
          <table:table-cell table:number-columns-repeated="2" office:value-type="float" office:value="713190994">
            <text:p>713190994</text:p>
          </table:table-cell>
          <table:table-cell office:value-type="string">
            <text:p>FDS non utile</text:p>
          </table:table-cell>
          <table:table-cell table:number-columns-repeated="23"/>
          <table:table-cell table:style-name="Default" table:number-columns-repeated="2"/>
          <table:table-cell table:formula="of:=IF([.C62]=2;[.E62];&quot;&quot;)">
            <text:p/>
          </table:table-cell>
        </table:table-row>
        <table:table-row table:style-name="ro1">
          <table:table-cell table:number-columns-repeated="2" office:value-type="float" office:value="1156436224">
            <text:p>1156436224</text:p>
          </table:table-cell>
          <table:table-cell office:value-type="string">
            <text:p>Non usa delega</text:p>
          </table:table-cell>
          <table:table-cell table:number-columns-repeated="23"/>
          <table:table-cell table:style-name="Default" table:number-columns-repeated="2"/>
          <table:table-cell table:formula="of:=IF([.C63]=2;[.E63];&quot;&quot;)">
            <text:p/>
          </table:table-cell>
        </table:table-row>
        <table:table-row table:style-name="ro1">
          <table:table-cell table:number-columns-repeated="2" office:value-type="float" office:value="354421844">
            <text:p>354421844</text:p>
          </table:table-cell>
          <table:table-cell office:value-type="string">
            <text:p>FDS non utile</text:p>
          </table:table-cell>
          <table:table-cell/>
          <table:table-cell/>
          <table:table-cell table:number-columns-repeated="21"/>
          <table:table-cell table:style-name="Default" table:number-columns-repeated="2"/>
          <table:table-cell table:formula="of:=IF([.C64]=2;[.E64];&quot;&quot;)">
            <text:p/>
          </table:table-cell>
        </table:table-row>
        <table:table-row table:style-name="ro1">
          <table:table-cell table:number-columns-repeated="2" office:value-type="float" office:value="1628735393">
            <text:p>1628735393</text:p>
          </table:table-cell>
          <table:table-cell office:value-type="string">
            <text:p>Non usa delega</text:p>
          </table:table-cell>
          <table:table-cell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4"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4"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4"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4"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4"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4"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4"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4"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4"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2"/>
          <table:table-cell/>
          <table:table-cell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2"/>
          <table:table-cell/>
          <table:table-cell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2"/>
          <table:table-cell/>
          <table:table-cell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2"/>
          <table:table-cell/>
          <table:table-cell/>
          <table:table-cell/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2"/>
          <table:table-cell/>
          <table:table-cell/>
          <table:table-cell/>
          <table:table-cell table:number-columns-repeated="21"/>
          <table:table-cell table:style-name="Default" table:number-columns-repeated="3"/>
        </table:table-row>
        <table:table-row table:style-name="ro1" table:number-rows-repeated="9">
          <table:table-cell table:number-columns-repeated="26"/>
          <table:table-cell table:style-name="Default" table:number-columns-repeated="3"/>
        </table:table-row>
        <table:table-row table:style-name="ro1">
          <table:table-cell table:number-columns-repeated="26"/>
          <table:table-cell table:style-name="Default" table:number-columns-repeated="3"/>
        </table:table-row>
      </table:table>
      <table:table table:name="Sheet2" table:style-name="ta1" table:print="false">
        <table:table-column table:style-name="co14" table:number-columns-repeated="4" table:default-cell-style-name="Default"/>
        <table:table-column table:style-name="co14" table:default-cell-style-name="ce6"/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table:formula="of:=IF([.A1]=1;[.B1];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IF([.A3]=1;[.B3];0)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IF([.A4]=1;[.B4];0)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5]=1;[.B5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6]=1;[.B6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7]=1;[.B7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8]=1;[.B8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9]=1;[.B9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0]=1;[.B10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1]=1;[.B11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2]=1;[.B12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3]=1;[.B13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4]=1;[.B14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5]=1;[.B15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6]=1;[.B16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7]=1;[.B17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8]=1;[.B18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19]=1;[.B19];0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IF([.A20]=1;[.B20];0)"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24/05/2011</text:date>, <text:time>21.23.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LibreOffice/3.3$Linux LibreOffice_project/330m19$Build-202</meta:generator>
    <dc:date>2011-05-24T21:23:49</dc:date>
    <meta:editing-duration>PT9H17M38S</meta:editing-duration>
    <meta:editing-cycles>26</meta:editing-cycles>
    <meta:document-statistic meta:table-count="3" meta:cell-count="569" meta:object-count="0"/>
  </office:meta>
</office:document-meta>
</file>